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fo:font-size="16pt"/>
    </style:style>
    <style:style style:name="P2" style:family="paragraph" style:parent-style-name="Standard" style:list-style-name="L1"/>
    <style:style style:name="P3" style:family="paragraph" style:parent-style-name="Text_20_body" style:list-style-name="L2"/>
    <style:style style:name="P4" style:family="paragraph" style:parent-style-name="Text_20_body" style:list-style-name="L3">
      <style:text-properties officeooo:rsid="00148055" officeooo:paragraph-rsid="00148055"/>
    </style:style>
    <style:style style:name="P5" style:family="paragraph" style:parent-style-name="Text_20_body">
      <style:text-properties officeooo:paragraph-rsid="0016f554"/>
    </style:style>
    <style:style style:name="P6" style:family="paragraph" style:parent-style-name="Text_20_body">
      <style:text-properties officeooo:rsid="0018d6ff" officeooo:paragraph-rsid="0018d6ff"/>
    </style:style>
    <style:style style:name="P7" style:family="paragraph" style:parent-style-name="Text_20_body">
      <style:text-properties officeooo:paragraph-rsid="00194c0b"/>
    </style:style>
    <style:style style:name="P8" style:family="paragraph" style:parent-style-name="Text_20_body" style:list-style-name="L2">
      <style:paragraph-properties fo:margin-top="0in" fo:margin-bottom="0in" loext:contextual-spacing="false"/>
      <style:text-properties officeooo:rsid="00148055" officeooo:paragraph-rsid="00148055"/>
    </style:style>
    <style:style style:name="P9" style:family="paragraph" style:parent-style-name="Text_20_body" style:list-style-name="L2">
      <style:paragraph-properties fo:margin-top="0in" fo:margin-bottom="0in" loext:contextual-spacing="false"/>
    </style:style>
    <style:style style:name="T1" style:family="text">
      <style:text-properties officeooo:rsid="0012a5d5"/>
    </style:style>
    <style:style style:name="T2" style:family="text">
      <style:text-properties officeooo:rsid="00148055"/>
    </style:style>
    <style:style style:name="T3" style:family="text">
      <style:text-properties officeooo:rsid="0015e732"/>
    </style:style>
    <style:style style:name="T4" style:family="text">
      <style:text-properties officeooo:rsid="0016f554"/>
    </style:style>
    <style:style style:name="T5" style:family="text">
      <style:text-properties officeooo:rsid="001ba5a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ck end - EX 1</text:p>
      <text:p text:style-name="Text_20_body">Câu 1: Tại sao phải thiết kế database?</text:p>
      <text:p text:style-name="Standard">Để có được một dự án hay một hệ thống thành công thì chúng ta không chỉ phải đảm bảo các tiến trình thực thi chính xác mà còn phải đảm bảo một cấu trúc dữ liệu hợp lý. Với việc xác định trước các yếu tố liên quan đến dữ liệu của môi trường xung quanh, chúng ta có thể tránh được các sai sót hay xung đột về sau. <text:span text:style-name="T1">Việc thiết kế database hợp lý sẽ:</text:span></text:p>
      <text:p text:style-name="Standard"/>
      <text:list xml:id="list3864089025" text:style-name="L1">
        <text:list-item>
          <text:p text:style-name="P2">Giúp thêm mới, cập nhật, xóa dữ liệu hiệu quả hơn.</text:p>
        </text:list-item>
        <text:list-item>
          <text:p text:style-name="P2">Việc truy xuất tổng hợp dữ liệu và chiết xuất báo cáo hiệu quả hơn.</text:p>
        </text:list-item>
        <text:list-item>
          <text:p text:style-name="P2">Do CSDL tuân theo mô hình đã được thiết kế tốt, chúng ta có thể biết trước hoạt động của chúng.</text:p>
        </text:list-item>
        <text:list-item>
          <text:p text:style-name="P2">Với hầu hết dữ liệu được lưu trữ trong CSDL mà không phải trong ứng dụng, bản thân CSDL đã chứa đầy đủ thông tin.</text:p>
        </text:list-item>
        <text:list-item>
          <text:p text:style-name="P2">Dễ dàng thay đổi cấu trúc CSDL.</text:p>
        </text:list-item>
      </text:list>
      <text:p text:style-name="Standard"/>
      <text:p text:style-name="Text_20_body">Câu 2: Anh em đã từng thiết kế database chưa?</text:p>
      <text:p text:style-name="Text_20_body">Câu 3: Ae thiết kế quy trình như thế nào?</text:p>
      <text:list xml:id="list959367551" text:style-name="L2">
        <text:list-item>
          <text:p text:style-name="P8">Xác định các đối tượng tham gia</text:p>
        </text:list-item>
        <text:list-item>
          <text:p text:style-name="P9">Xác định các thành phần dữ liệu </text:p>
        </text:list-item>
        <text:list-item>
          <text:p text:style-name="P9">Chia nhỏ các thành phần dữ liệu ra thành các phần nhỏ nhất mà hệ thống sử dụng </text:p>
        </text:list-item>
        <text:list-item>
          <text:p text:style-name="P9">Xác định các bảng và các cột </text:p>
        </text:list-item>
        <text:list-item>
          <text:p text:style-name="P9">Xác định khóa chính, khóa ngoại và mối quan hệ </text:p>
        </text:list-item>
        <text:list-item>
          <text:p text:style-name="P3">Kiểm tra cấu trúc cơ sở dữ liệu được thiết kế với qui định chuẩn hóa </text:p>
        </text:list-item>
      </text:list>
      <text:p text:style-name="Text_20_body">Câu 4: Ae nắm rõ được khóa chính khóa ngoại chưa?</text:p>
      <text:list xml:id="list986462224" text:style-name="L3">
        <text:list-item>
          <text:p text:style-name="P4">Khóa chính: Dùng định danh một bảng</text:p>
        </text:list-item>
        <text:list-item>
          <text:p text:style-name="P4">Khóa ngoại: Dùng ràng buộc bảng này với bảng k</text:p>
        </text:list-item>
      </text:list>
      <text:p text:style-name="Text_20_body">Câu 5: Đọc lại Create Table, Update, Delete, &lt;Select, where, Join&gt;</text:p>
      <text:p text:style-name="P5">Câu 5: Tôi có 1 key word là "my text search" và muốn search theo tên trong bảng user, tên lớp trong bảng lớp, tên bài viết trong bảng bài viết thì anh em sẽ làm như thế nào?</text:p>
      <text:p text:style-name="P5"><text:span text:style-name="T2">SELECT * <text:line-break/>FROM <text:s/>(user a </text:span><text:span text:style-name="T3">JOIN</text:span><text:span text:style-name="T2"> class b ) </text:span><text:span text:style-name="T3">JOIN</text:span><text:span text:style-name="T2"> posts c <text:line-break/>WHERE </text:span><text:span text:style-name="T3">a.user_name LIKE ‘%my text search%’ OR b.class_name LIKE ‘%my text search%’ OR c.posts_posts_name LIKE ‘%my text search%’;</text:span></text:p>
      <text:p text:style-name="P5"><text:span text:style-name="T2">SELECT * </text:span></text:p>
      <text:p text:style-name="P7"><text:span text:style-name="T2">FROM <text:s/>(user a INNER </text:span><text:span text:style-name="T3">JOIN</text:span><text:span text:style-name="T2"> class b </text:span><text:span text:style-name="T4">ON a.class_id = b.class_id</text:span><text:span text:style-name="T2">) INNER <text:s/></text:span><text:span text:style-name="T3">JOIN</text:span><text:span text:style-name="T2"> posts c </text:span><text:span text:style-name="T4">ON a.posts_id = c.posts_id</text:span></text:p>
      <text:p text:style-name="P5"><text:span text:style-name="T2">WHERE </text:span><text:span text:style-name="T3">a.user_name LIKE ‘%my text search%’ OR b.class_name LIKE ‘%my text search%’ OR c.posts_posts_name LIKE ‘%my text search%’;</text:span></text:p>
      <text:p text:style-name="Text_20_body">Câu 6: Viết câu query đó ra và giải thích?</text:p>
      <text:p text:style-name="P6">Join 3 bảng rồi kiểm tra điều kiện tương ứng.</text:p>
      <text:p text:style-name="Text_20_body"><text:soft-page-break/>Câu <text:span text:style-name="T5">7</text:span>: Viết 1 câu query ae cho là khó nhất và giải thích?</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23:21:35.383553633</meta:creation-date>
    <dc:date>2020-12-08T21:54:28.829931270</dc:date>
    <meta:editing-duration>PT1H42M52S</meta:editing-duration>
    <meta:editing-cycles>8</meta:editing-cycles>
    <meta:generator>LibreOffice/6.4.4.2$Linux_X86_64 LibreOffice_project/40$Build-2</meta:generator>
    <meta:document-statistic meta:table-count="0" meta:image-count="0" meta:object-count="0" meta:page-count="2" meta:paragraph-count="28" meta:word-count="449" meta:character-count="2084" meta:non-whitespace-character-count="1665"/>
  </office:meta>
</office:document-meta>
</file>